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fill="solid"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8pt"/>
    </style:style>
    <style:style style:name="T1" style:family="text">
      <style:text-properties fo:font-size="12pt"/>
    </style:style>
    <style:style style:name="T2" style:family="text">
      <style:text-properties fo:font-size="8pt" fo:font-weight="bold" style:font-weight-asian="bold" style:font-weight-complex="bold"/>
    </style:style>
    <style:style style:name="T3" style:family="text">
      <style:text-properties style:text-line-through-style="solid" fo:font-size="8pt"/>
    </style:style>
    <style:style style:name="T4" style:family="text">
      <style:text-properties fo:font-size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3" draw:layer="layout" svg:width="3.81cm" svg:height="2.54cm" svg:x="0.235cm" svg:y="0.235cm">
          <draw:glue-point draw:id="4" svg:x="5cm" svg:y="-2.423cm"/>
          <draw:glue-point draw:id="5" svg:x="5cm" svg:y="2.282cm"/>
          <draw:glue-point draw:id="6" svg:x="5cm" svg:y="2.5cm"/>
          <text:p text:style-name="P1"><text:span text:style-name="T1">Target Object</text:span></text:p>
          <draw:enhanced-geometry svg:viewBox="0 0 21600 21600" draw:path-stretchpoint-x="10800" draw:path-stretchpoint-y="10800" draw:text-areas="?f3 ?f4 ?f5 ?f6" draw:type="round-rectangle" draw:modifiers="50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2" draw:layer="layout" svg:width="3.81cm" svg:height="2.54cm" svg:x="5.95cm" svg:y="0.235cm">
          <draw:glue-point draw:id="4" svg:x="-5cm" svg:y="-2.5cm"/>
          <draw:glue-point draw:id="5" svg:x="-5cm" svg:y="2.5cm"/>
          <draw:glue-point draw:id="6" svg:x="5cm" svg:y="2.5cm"/>
          <text:p text:style-name="P1"><text:span text:style-name="T2">Converter</text:span></text:p>
          <text:p text:style-name="P1"><text:span text:style-name="T2"/></text:p>
          <text:p text:style-name="P1"><text:span text:style-name="T3">ConvertTargetToSource(s)</text:span></text:p>
          <text:p text:style-name="P1"><text:span text:style-name="T4"/></text:p>
          <text:p text:style-name="P1"><text:span text:style-name="T4">ConvertSource(s)To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1" draw:layer="layout" svg:width="3.81cm" svg:height="2.54cm" svg:x="11.665cm" svg:y="0.235cm">
          <draw:glue-point draw:id="4" svg:x="-5cm" svg:y="2.5cm"/>
          <draw:glue-point draw:id="5" svg:x="-5cm" svg:y="2.5cm"/>
          <draw:glue-point draw:id="6" svg:x="-5cm" svg:y="2.5cm"/>
          <text:p text:style-name="P1"><text:span text:style-name="T1">Source Object(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1.665cm" svg:y1="2.14cm" svg:x2="9.76cm" svg:y2="2.14cm" draw:start-shape="id1" draw:start-glue-point="4" draw:end-shape="id2" draw:end-glue-point="6" svg:d="m11665 2140h-1905">
          <text:p/>
        </draw:connector>
        <draw:connector draw:style-name="gr4" draw:text-style-name="P1" draw:layer="layout" draw:type="line" svg:x1="5.95cm" svg:y1="2.14cm" svg:x2="4.045cm" svg:y2="2.14cm" draw:start-shape="id2" draw:start-glue-point="5" draw:end-shape="id3" draw:end-glue-point="6" svg:d="m5950 2140h-19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748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ent Boogaart</meta:initial-creator>
    <meta:creation-date>2009-04-18T11:34:07.81</meta:creation-date>
    <dc:date>2009-04-18T16:04:21.34</dc:date>
    <dc:creator>Kent Boogaart</dc:creator>
    <meta:editing-duration>PT00H42M09S</meta:editing-duration>
    <meta:editing-cycles>16</meta:editing-cycles>
    <meta:generator>OpenOffice.org/3.0$Win32 OpenOffice.org_project/300m15$Build-9379</meta:generator>
    <meta:document-statistic meta:object-count="5"/>
    <meta:user-defined meta:name="Info 1"/>
    <meta:user-defined meta:name="Info 2"/>
    <meta:user-defined meta:name="Info 3"/>
    <meta:user-defined meta:name="Info 4"/>
  </office:meta>
</office:document-meta>
</file>